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 Игорь.</text:p>
      <text:p text:style-name="P1">Если студент-практикант только обучается, то трудовой договор с ним не заключается и оплата не производится. При осуществлении работы по трудовому договору практиканту выплачивается зарплата.</text:p>
      <text:p text:style-name="P1">Практическая подготовка - форма организации образовательной деятельности при освоении образовательной программы в условиях выполнения обучающимися определенных видов работ, связанных с будущей профессиональной деятельностью и направленных на формирование, закрепление, развитие практических навыков и компетенции по профилю соответствующей образовательной программы (п. 24 ст. 2 Федерального закона от 29.12.2012 N 273-ФЗ (далее - Закон N 273-ФЗ)).</text:p>
      <text:p text:style-name="P1">Освоение основных профессиональных образовательных программ предусматривает проведение практической подготовки обучающихся. Практическая подготовка может быть организована непосредственно в организации, осуществляющей образовательную деятельность, либо в организации, осуществляющей деятельность по профилю соответствующей образовательной программы на основании договора, заключаемого между указанной организацией и организацией, осуществляющей образовательную деятельность (ч. 6, 7, 8 ст. 13 Закона N 273-ФЗ, п. 3 Положения о практической подготовке обучающихся, утв. Приказом Минобрнауки России N 885, Минпросвещения России N 390 от 05.08.2020 (далее - Положение N 885/390)).</text:p>
      <text:p text:style-name="P1">Порядок оформления производственной (преддипломной) практики без оплаты</text:p>
      <text:p text:style-name="P1">Трудовое законодательство не предусматривает необходимости заключения трудового договора только в силу прохождения студентом учебной практики в организации.</text:p>
      <text:p text:style-name="P1">Данный вывод косвенно подтверждается ч. 2 ст. 227 ТК РФ, которая не причисляет обучающихся, проходящих производственную практику, к числу работников, исполняющих свои обязанности по трудовому договору.</text:p>
      <text:p text:style-name="P1">Таким образом, если студент в процессе производственной (преддипломной) практики только обучается, ввиду отсутствия исполнения им трудовых функций трудовой договор не заключается. При этом рекомендуется издать приказ в произвольной форме. Формулировка приказа может быть, например, такой: "О прохождении производственной (преддипломной) учебной практики студентом Ивановым Сергеем Михайловичем".</text:p>
      <text:p text:style-name="P1">Законодательством РФ не предусмотрена обязанность организации оплачивать студенту практику.Порядок оформления производственной (преддипломной) практики с оплатой</text:p>
      <text:p text:style-name="P1">При наличии в профильной организации или образовательной организации (при организации практической подготовки в образовательной организации) вакантной должности, работа на которой соответствует требованиям к практической подготовке, с обучающимся может быть заключен срочный трудовой договор о замещении такой должности (ст. 59 ТК РФ, п. 12 Положения N 885/390).</text:p>
      <text:p text:style-name="P1">При заключении срочного трудового договора со студентом действует общий порядок оформления приема на работу, в частности: заключение трудового договора, оформление приказа на его основе, ознакомление работника под подпись с приказом о приеме на работу, с правилами внутреннего трудового распорядка, иными локальными нормативными актами, непосредственно связанными с трудовой деятельностью работника, коллективным договором, внесение в трудовую книжку записи о приеме на работу (ст. ст. 56, 59, 66, 68 ТК РФ).Трудовой договор, не оформленный письменно, будет считаться заключенным, если работник-студент приступит к работе с ведома или по поручению работодателя или его представителя (ч. 2 ст. 67 ТК РФ).Если трудовой договор со студентом-практикантом будет заключен, то, соответственно, ему необходимо выплачивать заработную плату. Оплата труда производится в общем порядке исходя из тарифной ставки, оклада для соответствующей должности (ст. 135 ТК РФ).При решении вопроса о необходимости заключения трудового договора со студентом-практикантом нужно исходить из того, возникают ли фактически трудовые отношения между организацией и студентом либо студент при прохождении практики только обучается, а также имеется ли в организации вакантное место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2:01:20.625000000</meta:creation-date>
    <meta:print-date>2021-01-16T12:07:31.289000000</meta:print-date>
    <dc:date>2021-01-16T12:09:30.348000000</dc:date>
    <meta:editing-duration>PT8M12S</meta:editing-duration>
    <meta:editing-cycles>1</meta:editing-cycles>
    <meta:document-statistic meta:table-count="0" meta:image-count="0" meta:object-count="0" meta:page-count="2" meta:paragraph-count="11" meta:word-count="474" meta:character-count="3931" meta:non-whitespace-character-count="3468"/>
    <meta:generator>LibreOffice/6.0.2.1$Windows_X86_64 LibreOffice_project/f7f06a8f319e4b62f9bc5095aa112a65d2f3ac89</meta:generator>
  </office:meta>
</office:document-meta>
</file>